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17CBC684228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Footnote">
      <style:text-properties officeooo:rsid="000c9c99" officeooo:paragraph-rsid="000c9c99"/>
    </style:style>
    <style:style style:name="T1" style:family="text">
      <style:text-properties style:text-position="0% 100%"/>
    </style:style>
    <style:style style:name="T2" style:family="text">
      <style:text-properties style:text-position="super 58%"/>
    </style:style>
    <style:style style:name="T3" style:family="text">
      <style:text-properties officeooo:rsid="000c9c9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12" style:data-style-name="N0">12</text:variable-set>: Energy</text:p>
      <text:p text:style-name="P1"/>
      <text:list xml:id="list3588150684094339822" text:style-name="L1">
        <text:list-item>
          <text:p text:style-name="P3">A 100 kg man runs at a velocity of 10 m/s. What is his kinetic energy? </text:p>
        </text:list-item>
      </text:list>
      <text:p text:style-name="P2"/>
      <text:p text:style-name="P2"/>
      <text:list xml:id="list93614284449532" text:continue-numbering="true" text:style-name="L1">
        <text:list-item>
          <text:p text:style-name="P3">A car has a mass of 775 kg. <text:s/>It drives at 14 m/s. <text:s/>What is its kinetic energy?</text:p>
        </text:list-item>
      </text:list>
      <text:p text:style-name="P2"/>
      <text:p text:style-name="P2"/>
      <text:p text:style-name="P2"/>
      <text:list xml:id="list93612693428844" text:continue-numbering="true" text:style-name="L1">
        <text:list-item>
          <text:p text:style-name="P3">What is the kinetic energy of an electron ( me = 9.1 x 10<text:span text:style-name="T2">-31</text:span> kg) that moves at a speed of 6.5 × 10 <text:span text:style-name="T2">5</text:span> m/s?</text:p>
        </text:list-item>
      </text:list>
      <text:p text:style-name="P2"/>
      <text:p text:style-name="P2"/>
      <text:p text:style-name="P2"/>
      <text:list xml:id="list93613508353427" text:continue-numbering="true" text:style-name="L1">
        <text:list-item>
          <text:p text:style-name="P3"><text:span text:style-name="T3"><text:s/></text:span>A helicopter flies at a velocity of 50 m/s at an altitude of 300 feet<text:note text:id="ftn0" text:note-class="footnote"><text:note-citation text:label="*">*</text:note-citation><text:note-body><text:p text:style-name="P4">Hint: 1 Meter = 3.281 Feet</text:p></text:note-body></text:note>. If the helicopter's mass is 10,000 kg,</text:p>
          <text:list>
            <text:list-item>
              <text:p text:style-name="P3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3614303640057" text:continue-numbering="true" text:style-name="L1">
        <text:list-item>
          <text:list>
            <text:list-item>
              <text:p text:style-name="P3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3613924777880" text:continue-numbering="true" text:style-name="L1">
        <text:list-item>
          <text:p text:style-name="P3">A man pushes a 50 kg crate with a force of 10 N across a frictionless surface, for a distance of 12 meters. <text:s/></text:p>
          <text:list>
            <text:list-item>
              <text:p text:style-name="P3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3612450461849" text:continue-numbering="true" text:style-name="L1">
        <text:list-item>
          <text:list>
            <text:list-item>
              <text:p text:style-name="P3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3613540442997" text:continue-numbering="true" text:style-name="L1">
        <text:list-item>
          <text:p text:style-name="P3">A kangaroo jumps directly upward with an initial velocity of 3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93614024952720" text:continue-numbering="true" text:style-name="L1">
        <text:list-item>
          <text:p text:style-name="P3">A skate-boarder drops into a 2-meter tall, frictionless half-pipe. <text:s/>His mass is 65 kg. </text:p>
          <text:list>
            <text:list-item>
              <text:p text:style-name="P3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93613312928067" text:continue-numbering="true" text:style-name="L1">
        <text:list-item>
          <text:list>
            <text:list-item>
              <text:p text:style-name="P3">The skate-boarder then pushes against the ground to go faster. <text:s/>He pushes with a force of 100 N for a distance of 0.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3614547829217" text:continue-numbering="true" text:style-name="L1">
        <text:list-item>
          <text:p text:style-name="P3">A 1500 kg car is traveling 2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3614080388184" text:continue-numbering="true" text:style-name="L1">
        <text:list-item>
          <text:p text:style-name="P3">The Space shuttle travels around the earth at a speed of 8.0 x 10<text:span text:style-name="T2">3</text:span> m/s at a height of 3.219x10<text:span text:style-name="T2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93613125962304" text:continue-numbering="true" text:style-name="L1">
        <text:list-item>
          <text:p text:style-name="P3">A proton has a mass of 1.67 x 10<text:span text:style-name="T2">-27</text:span> kg. <text:s/>It travels at 1.5 x 10<text:span text:style-name="T2">8</text:span> m/s. <text:s/></text:p>
          <text:list>
            <text:list-item>
              <text:p text:style-name="P3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93612882645366" text:continue-numbering="true" text:style-name="L1">
        <text:list-item>
          <text:list>
            <text:list-item>
              <text:p text:style-name="P3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93613089443170" text:continue-numbering="true" text:style-name="L1">
        <text:list-item>
          <text:p text:style-name="P3"><text:s/>Victoria carries her 25-kg backpack up a 200-meter tall hill. <text:s/></text:p>
          <text:list>
            <text:list-item>
              <text:p text:style-name="P3">How much work did she do?</text:p>
            </text:list-item>
          </text:list>
        </text:list-item>
      </text:list>
      <text:p text:style-name="P2"/>
      <text:p text:style-name="P2"/>
      <text:p text:style-name="P2"/>
      <text:list xml:id="list93612978926629" text:continue-numbering="true" text:style-name="L1">
        <text:list-item>
          <text:list>
            <text:list-item>
              <text:p text:style-name="P3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93613347623339" text:continue-numbering="true" text:style-name="L1">
        <text:list-item>
          <text:list>
            <text:list-item>
              <text:p text:style-name="P3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93612940896562" text:continue-numbering="true" text:style-name="L1">
        <text:list-item>
          <text:list>
            <text:list-item>
              <text:p text:style-name="P3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93614085122783" text:continue-numbering="true" text:style-name="L1">
        <text:list-item>
          <text:list>
            <text:list-item>
              <text:p text:style-name="P3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93614234702126" text:continue-numbering="true" text:style-name="L1">
        <text:list-item>
          <text:p text:style-name="P3">A Japanese bomber flies over Pearl Harbor in Hawaii, and drops a 500 kg bomb on the USS Arizona, from 300 m above the ship.</text:p>
          <text:list>
            <text:list-item>
              <text:p text:style-name="P3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93613599717683" text:continue-numbering="true" text:style-name="L1">
        <text:list-item>
          <text:list>
            <text:list-item>
              <text:p text:style-name="P3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93614277973854" text:continue-numbering="true" text:style-name="L1">
        <text:list-item>
          <text:list>
            <text:list-item>
              <text:p text:style-name="P3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93614445131668" text:continue-numbering="true" text:style-name="L1">
        <text:list-item>
          <text:list>
            <text:list-item>
              <text:p text:style-name="P3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93614667929053" text:continue-numbering="true" text:style-name="L1">
        <text:list-item>
          <text:list>
            <text:list-item>
              <text:p text:style-name="P3">What is the date that these events took place?</text:p>
            </text:list-item>
          </text:list>
        </text:list-item>
      </text:list>
      <text:p text:style-name="P2"/>
      <text:p text:style-name="P1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0% 100%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3"><draw:image xlink:href="Pictures/10000000000000C80000017CBC684228.gif" xlink:type="simple" xlink:show="embed" xlink:actuate="onLoad"/></draw:frame> <text:s text:c="11"/>Name:<text:tab/><text:tab/><text:date style:data-style-name="N37" text:date-value="2012-11-29T07:16:47.000000076" text:fixed="true" text:date-adjust="PT24H00M00S">11/30/12</text:date></text:p>
      </style:header>
      <style:footer>
        <text:p text:style-name="Footer"><text:span text:style-name="MT1">2nd </text:span>Nine Weeks<text:tab/><text:page-number text:select-page="current">4</text:page-number>/<text:page-count>4</text:page-count><text:tab/>Assignment <text:variable-get text:name="Assignment" style:data-style-name="N0">1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07:16:48</meta:creation-date>
    <meta:editing-duration>PT35M56S</meta:editing-duration>
    <meta:editing-cycles>4</meta:editing-cycles>
    <meta:generator>LibreOffice/4.3.7.2$Linux_X86_64 LibreOffice_project/430$Build-2</meta:generator>
    <dc:date>2015-12-07T09:36:12.296632876</dc:date>
    <meta:print-date>2012-11-29T07:17:37</meta:print-date>
    <meta:document-statistic meta:table-count="0" meta:image-count="1" meta:object-count="0" meta:page-count="4" meta:paragraph-count="34" meta:word-count="544" meta:character-count="2651" meta:non-whitespace-character-count="2133"/>
  </office:meta>
</office:document-meta>
</file>